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.2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4.384cm"/>
      <style:paragraph-properties style:writing-mode="lr-tb"/>
    </style:style>
    <style:style style:name="gr8" style:family="graphic" style:parent-style-name="standard">
      <style:graphic-properties draw:marker-end="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cm" fo:min-width="7.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6.289cm"/>
      <style:paragraph-properties style:writing-mode="lr-tb"/>
    </style:style>
    <style:style style:name="gr11" style:family="graphic" style:parent-style-name="standard">
      <style:graphic-properties draw:fill-color="#00ff00" draw:textarea-horizontal-align="justify" draw:textarea-vertical-align="middle" draw:auto-grow-height="false"/>
      <style:paragraph-properties style:writing-mode="lr-tb"/>
    </style:style>
    <style:style style:name="gr12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0.975cm"/>
      <style:paragraph-properties style:writing-mode="lr-tb"/>
    </style:style>
    <style:style style:name="P1" style:family="paragraph">
      <loext:graphic-properties draw:fill-color="#e6e6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style:font-name="Courier New1" fo:font-size="9pt" style:font-size-asian="9pt" style:font-size-complex="9pt"/>
    </style:style>
    <style:style style:name="P7" style:family="paragraph">
      <loext:graphic-properties draw:fill-color="#00ff00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-color="#b3b3b3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Courier New1" fo:font-size="9pt" fo:language="en" fo:country="US" style:font-size-asian="9pt" style:language-asian="en" style:country-asian="US" style:font-name-complex="Courier New1" style:font-size-complex="9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75cm" svg:height="6.438cm" svg:x="0cm" svg:y="0.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2cm" svg:y1="2.854cm" svg:x2="3.584cm" svg:y2="2.839cm">
          <text:p/>
        </draw:line>
        <draw:line draw:style-name="gr3" draw:text-style-name="P2" draw:layer="layout" svg:x1="2.2cm" svg:y1="4.454cm" svg:x2="3.368cm" svg:y2="4.439cm">
          <text:p/>
        </draw:line>
        <draw:line draw:style-name="gr4" draw:text-style-name="P2" draw:layer="layout" svg:x1="2.875cm" svg:y1="1.171cm" svg:x2="2.875cm" svg:y2="6.251cm">
          <text:p/>
        </draw:line>
        <draw:custom-shape draw:style-name="gr5" draw:text-style-name="P3" draw:layer="layout" svg:width="1.27cm" svg:height="6.35cm" svg:x="12.115cm" svg:y="0.436cm">
          <text:p text:style-name="P2"><text:span text:style-name="T1">t</text:span></text:p>
          <text:p text:style-name="P2"><text:span text:style-name="T1">i</text:span></text:p>
          <text:p text:style-name="P2"><text:span text:style-name="T1">m</text:span></text:p>
          <text:p text:style-name="P2"><text:span text:style-name="T1">e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27cm" svg:height="6.438cm" svg:x="10.62cm" svg:y="0.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729cm" svg:height="1.225cm" svg:x="10.525cm" svg:y="6.86cm">
          <draw:text-box>
            <text:p text:style-name="P2"><text:span text:style-name="T2">Another C </text:span></text:p>
            <text:p text:style-name="P2"><text:span text:style-name="T2">RTOS Task</text:span></text:p>
          </draw:text-box>
        </draw:frame>
        <draw:line draw:style-name="gr3" draw:text-style-name="P2" draw:layer="layout" svg:x1="2.27cm" svg:y1="5.545cm" svg:x2="11.16cm" svg:y2="5.545cm">
          <text:p/>
        </draw:line>
        <draw:frame draw:style-name="gr7" draw:text-style-name="P5" draw:layer="layout" svg:width="4.884cm" svg:height="0.611cm" svg:x="4.015cm" svg:y="5.081cm">
          <draw:text-box>
            <text:p><text:span text:style-name="T3">SNI_resumeJavaThread(3)</text:span></text:p>
          </draw:text-box>
        </draw:frame>
        <draw:line draw:style-name="gr8" draw:text-style-name="P2" draw:layer="layout" svg:x1="3.945cm" svg:y1="3.176cm" svg:x2="6.485cm" svg:y2="3.176cm">
          <text:p/>
        </draw:line>
        <draw:frame draw:style-name="gr9" draw:text-style-name="P6" draw:layer="layout" svg:width="7.55cm" svg:height="0.611cm" svg:x="4.015cm" svg:y="2.576cm">
          <draw:text-box>
            <text:p><text:span text:style-name="T3">SNI_getCurrentJavaThreadID() : 3</text:span></text:p>
          </draw:text-box>
        </draw:frame>
        <draw:line draw:style-name="gr8" draw:text-style-name="P2" draw:layer="layout" svg:x1="3.945cm" svg:y1="3.976cm" svg:x2="6.485cm" svg:y2="3.976cm">
          <text:p/>
        </draw:line>
        <draw:frame draw:style-name="gr10" draw:text-style-name="P5" draw:layer="layout" svg:width="6.789cm" svg:height="0.611cm" svg:x="4.023cm" svg:y="3.411cm">
          <draw:text-box>
            <text:p><text:span text:style-name="T3">SNI_suspendCurrentJavaThread(...)</text:span></text:p>
          </draw:text-box>
        </draw:frame>
        <draw:custom-shape draw:style-name="gr11" draw:text-style-name="P7" draw:layer="layout" svg:width="0.76cm" svg:height="2.189cm" svg:x="1.677cm" svg:y="0.696cm">
          <text:p text:style-name="P2"><text:span text:style-name="T4">G</text:span></text:p>
          <text:p text:style-name="P2"><text:span text:style-name="T4">T</text:span></text:p>
          <text:p text:style-name="P2"><text:span text:style-name="T4">3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0.76cm" svg:height="2.189cm" svg:x="0.877cm" svg:y="0.697cm">
          <text:p text:style-name="P2"><text:span text:style-name="T4">G</text:span></text:p>
          <text:p text:style-name="P2"><text:span text:style-name="T4">T</text:span></text:p>
          <text:p text:style-name="P2"><text:span text:style-name="T4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0.76cm" svg:height="2.189cm" svg:x="0.077cm" svg:y="0.697cm">
          <text:p text:style-name="P2"><text:span text:style-name="T4">G</text:span></text:p>
          <text:p text:style-name="P2"><text:span text:style-name="T4">T</text:span></text:p>
          <text:p text:style-name="P2"><text:span text:style-name="T4">1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0.639cm" svg:height="1.052cm" svg:x="1.677cm" svg:y="5.533cm">
          <text:p text:style-name="P2"><text:span text:style-name="T4">3</text:span></text:p>
          <draw:enhanced-geometry svg:viewBox="0 0 21600 21600" draw:text-areas="?f0 0 ?f2 ?f5" draw:type="down-arrow" draw:modifiers="11466.6666666667 3122.2076215505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0.76cm" svg:height="2.189cm" svg:x="0.877cm" svg:y="4.397cm">
          <text:p text:style-name="P2"><text:span text:style-name="T4"/></text:p>
          <text:p text:style-name="P2"><text:span text:style-name="T4"/></text:p>
          <text:p text:style-name="P2"><text:span text:style-name="T4">2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0.76cm" svg:height="2.189cm" svg:x="0.077cm" svg:y="4.397cm">
          <text:p text:style-name="P2"><text:span text:style-name="T4"/></text:p>
          <text:p text:style-name="P2"><text:span text:style-name="T4"/></text:p>
          <text:p text:style-name="P2"><text:span text:style-name="T4">1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8" draw:layer="layout" svg:width="0.511cm" svg:height="5.688cm" svg:x="10.977cm" svg:y="0.898cm">
          <text:p/>
          <draw:enhanced-geometry svg:viewBox="0 0 21600 21600" draw:text-areas="?f0 0 ?f2 ?f5" draw:type="down-arrow" draw:modifiers="18558.7625241695 5737.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8" draw:layer="layout" svg:width="0.76cm" svg:height="1.731cm" svg:x="3.377cm" svg:y="2.7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4" draw:layer="layout" svg:width="4.175cm" svg:height="1.225cm" svg:x="0cm" svg:y="6.945cm">
          <draw:text-box>
            <text:p text:style-name="P2"><text:span text:style-name="T2">The Java </text:span></text:p>
            <text:p text:style-name="P2"><text:span text:style-name="T2">RTOS Tas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